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omponent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mponent.setEndpoints( BeanEndpoint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mponent.getSearch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mponent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mponent.getResolvedEPR( ServiceEndpoint e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eanComponent.setSearchPackages( String [ ] searchPack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mponent.addEndpoint( Bean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mponent.getConfiguredEndpoi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